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Arial" svg:font-family="Arial, Helvetica, sans-serif"/>
    <style:font-face style:name="OpenSymbol" svg:font-family="OpenSymbol"/>
    <style:font-face style:name="Source Sans Pro" svg:font-family="'Source Sans Pro', 'helvetica neue', helvetica, arial, verdana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1" style:family="table">
      <style:table-properties style:width="5.875in" fo:margin-left="0.4972in" table:align="left"/>
    </style:style>
    <style:style style:name="Таблица1.A" style:family="table-column">
      <style:table-column-properties style:column-width="0.4375in"/>
    </style:style>
    <style:style style:name="Таблица1.B" style:family="table-column">
      <style:table-column-properties style:column-width="3.5in"/>
    </style:style>
    <style:style style:name="Таблица1.C" style:family="table-column">
      <style:table-column-properties style:column-width="1.9375in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fc36e" officeooo:paragraph-rsid="000fc36e"/>
    </style:style>
    <style:style style:name="P2" style:family="paragraph" style:parent-style-name="Quotations">
      <style:paragraph-properties fo:margin-left="0in" fo:margin-right="0.3937in" fo:text-indent="0in" style:auto-text-indent="false"/>
    </style:style>
    <style:style style:name="P3" style:family="paragraph" style:parent-style-name="Table_20_Contents">
      <style:text-properties officeooo:rsid="00154200" officeooo:paragraph-rsid="00154200"/>
    </style:style>
    <style:style style:name="P4" style:family="paragraph" style:parent-style-name="Text_20_body">
      <style:text-properties officeooo:rsid="0023e02e" officeooo:paragraph-rsid="0023e02e"/>
    </style:style>
    <style:style style:name="P5" style:family="paragraph" style:parent-style-name="Text_20_body">
      <style:text-properties officeooo:rsid="002bc252" officeooo:paragraph-rsid="002bc252"/>
    </style:style>
    <style:style style:name="P6" style:family="paragraph" style:parent-style-name="Text_20_body">
      <style:paragraph-properties fo:break-before="page"/>
      <style:text-properties officeooo:rsid="0023e02e" officeooo:paragraph-rsid="0023e02e"/>
    </style:style>
    <style:style style:name="P7" style:family="paragraph" style:parent-style-name="Heading_20_1" style:list-style-name="">
      <style:text-properties officeooo:paragraph-rsid="0017a524"/>
    </style:style>
    <style:style style:name="P8" style:family="paragraph" style:parent-style-name="GOST_20_Main_20_Body" style:list-style-name="GOST_20_TR_20_bullets"/>
    <style:style style:name="P9" style:family="paragraph" style:parent-style-name="GOST_20_Main_20_Body" style:list-style-name="GOST_20_TR_20_main_20_body"/>
    <style:style style:name="P10" style:family="paragraph" style:parent-style-name="GOST_20_Main_20_Body" style:list-style-name="GOST_20_TR_20_main_20_body">
      <style:text-properties officeooo:paragraph-rsid="004e0081"/>
    </style:style>
    <style:style style:name="P11" style:family="paragraph" style:parent-style-name="GOST_20_Main_20_Body" style:list-style-name="GOST_20_TR_20_main_20_body">
      <style:text-properties officeooo:paragraph-rsid="005a0d11"/>
    </style:style>
    <style:style style:name="P12" style:family="paragraph" style:parent-style-name="GOST_20_Main_20_Body" style:list-style-name="GOST_20_TR_20_main_20_body">
      <style:text-properties officeooo:paragraph-rsid="005f421d"/>
    </style:style>
    <style:style style:name="P13" style:family="paragraph" style:parent-style-name="GOST_20_Main_20_Body" style:list-style-name="GOST_20_TR_20_main_20_body">
      <style:text-properties officeooo:rsid="00429f98" officeooo:paragraph-rsid="00429f98"/>
    </style:style>
    <style:style style:name="P14" style:family="paragraph" style:parent-style-name="GOST_20_Main_20_Body" style:list-style-name="">
      <style:paragraph-properties fo:line-height="115%" fo:text-align="justify" style:justify-single-word="false"/>
      <style:text-properties officeooo:rsid="00429f98" officeooo:paragraph-rsid="00429f98"/>
    </style:style>
    <style:style style:name="P15" style:family="paragraph" style:parent-style-name="GOST_20_Main_20_Body" style:list-style-name="GOST_20_TR_20_main_20_body">
      <style:text-properties officeooo:rsid="0049a4de" officeooo:paragraph-rsid="0049a4de"/>
    </style:style>
    <style:style style:name="P16" style:family="paragraph" style:parent-style-name="GOST_20_Main_20_Body" style:list-style-name="GOST_20_TR_20_main_20_body">
      <style:text-properties officeooo:rsid="004be9e7" officeooo:paragraph-rsid="004be9e7"/>
    </style:style>
    <style:style style:name="P17" style:family="paragraph" style:parent-style-name="GOST_20_Main_20_Body" style:list-style-name="GOST_20_TR_20_main_20_body">
      <style:text-properties officeooo:rsid="004cb83a" officeooo:paragraph-rsid="004cb83a"/>
    </style:style>
    <style:style style:name="P18" style:family="paragraph" style:parent-style-name="GOST_20_Main_20_Body" style:list-style-name="">
      <style:paragraph-properties fo:line-height="115%" fo:text-align="justify" style:justify-single-word="false"/>
      <style:text-properties officeooo:rsid="004cb83a" officeooo:paragraph-rsid="004cb83a"/>
    </style:style>
    <style:style style:name="P19" style:family="paragraph" style:parent-style-name="GOST_20_Main_20_Body" style:list-style-name="GOST_20_TR_20_main_20_body">
      <style:text-properties officeooo:rsid="004ded58" officeooo:paragraph-rsid="004ded58"/>
    </style:style>
    <style:style style:name="P20" style:family="paragraph" style:parent-style-name="GOST_20_Main_20_Body" style:list-style-name="">
      <style:paragraph-properties fo:line-height="115%" fo:text-align="justify" style:justify-single-word="false"/>
      <style:text-properties officeooo:rsid="004ff728" officeooo:paragraph-rsid="004ff728"/>
    </style:style>
    <style:style style:name="P21" style:family="paragraph" style:parent-style-name="GOST_20_Main_20_Body" style:list-style-name="GOST_20_TR_20_main_20_body">
      <style:text-properties officeooo:rsid="005052c6" officeooo:paragraph-rsid="005052c6"/>
    </style:style>
    <style:style style:name="P22" style:family="paragraph" style:parent-style-name="GOST_20_Main_20_Body" style:list-style-name="">
      <style:paragraph-properties fo:line-height="115%" fo:text-align="justify" style:justify-single-word="false"/>
      <style:text-properties officeooo:rsid="005052c6" officeooo:paragraph-rsid="005052c6"/>
    </style:style>
    <style:style style:name="P23" style:family="paragraph" style:parent-style-name="GOST_20_Main_20_Body" style:list-style-name="GOST_20_TR_20_main_20_body">
      <style:text-properties officeooo:rsid="0051a496" officeooo:paragraph-rsid="0051a496"/>
    </style:style>
    <style:style style:name="P24" style:family="paragraph" style:parent-style-name="GOST_20_Main_20_Body" style:list-style-name="GOST_20_TR_20_main_20_body">
      <style:text-properties officeooo:rsid="0052c13d" officeooo:paragraph-rsid="0052c13d"/>
    </style:style>
    <style:style style:name="P25" style:family="paragraph" style:parent-style-name="GOST_20_Main_20_Body" style:list-style-name="GOST_20_TR_20_main_20_body">
      <style:text-properties officeooo:rsid="0052c13d" officeooo:paragraph-rsid="0056da76"/>
    </style:style>
    <style:style style:name="P26" style:family="paragraph" style:parent-style-name="GOST_20_Main_20_Body" style:list-style-name="GOST_20_TR_20_main_20_body">
      <style:text-properties officeooo:rsid="0052f44b" officeooo:paragraph-rsid="0052f44b"/>
    </style:style>
    <style:style style:name="P27" style:family="paragraph" style:parent-style-name="GOST_20_Main_20_Body" style:list-style-name="GOST_20_TR_20_bullets">
      <style:text-properties officeooo:rsid="005a0d11" officeooo:paragraph-rsid="005a0d11"/>
    </style:style>
    <style:style style:name="P28" style:family="paragraph" style:parent-style-name="GOST_20_Main_20_Body" style:list-style-name="GOST_20_TR_20_main_20_body">
      <style:text-properties officeooo:rsid="005a0d11" officeooo:paragraph-rsid="005a0d11"/>
    </style:style>
    <style:style style:name="P29" style:family="paragraph" style:parent-style-name="GOST_20_Main_20_Body" style:list-style-name="">
      <style:paragraph-properties fo:line-height="115%" fo:text-align="justify" style:justify-single-word="false"/>
      <style:text-properties officeooo:rsid="005a0d11" officeooo:paragraph-rsid="005a0d11"/>
    </style:style>
    <style:style style:name="P30" style:family="paragraph" style:parent-style-name="GOST_20_Main_20_Body" style:list-style-name="GOST_20_TR_20_main_20_body">
      <style:text-properties officeooo:rsid="005ac86b" officeooo:paragraph-rsid="005ac86b"/>
    </style:style>
    <style:style style:name="P31" style:family="paragraph" style:parent-style-name="GOST_20_Main_20_Body" style:list-style-name="GOST_20_TR_20_main_20_body">
      <style:text-properties officeooo:rsid="005e33de" officeooo:paragraph-rsid="005e33de"/>
    </style:style>
    <style:style style:name="P32" style:family="paragraph" style:parent-style-name="GOST_20_Main_20_Body" style:list-style-name="GOST_20_TR_20_main_20_body">
      <style:text-properties officeooo:rsid="006104f7" officeooo:paragraph-rsid="006104f7"/>
    </style:style>
    <style:style style:name="P33" style:family="paragraph" style:parent-style-name="GOST_20_TR_20_Heading_20_1" style:list-style-name=""/>
    <style:style style:name="P34" style:family="paragraph" style:parent-style-name="GOST_20_TR_20_Heading_20_1">
      <style:paragraph-properties fo:break-before="page"/>
    </style:style>
    <style:style style:name="P35" style:family="paragraph" style:parent-style-name="GOST_20_TR_20_Heading_20_1" style:list-style-name="GOST_20_TR_20_main_20_body">
      <style:paragraph-properties fo:break-before="page"/>
    </style:style>
    <style:style style:name="P36" style:family="paragraph" style:parent-style-name="GOST_20_TR_20_Heading_20_2" style:list-style-name="GOST_20_TR_20_main_20_body"/>
    <style:style style:name="P37" style:family="paragraph" style:parent-style-name="GOST_20_TR_20_Heading_20_2">
      <style:text-properties officeooo:paragraph-rsid="004e0081"/>
    </style:style>
    <style:style style:name="P38" style:family="paragraph" style:parent-style-name="GOST_20_TR_20_Heading_20_2" style:list-style-name="GOST_20_TR_20_main_20_body">
      <style:paragraph-properties fo:break-before="page"/>
    </style:style>
    <style:style style:name="P39" style:family="paragraph" style:parent-style-name="GOST_20_TR_20_Heading_20_2" style:list-style-name="GOST_20_TR_20_main_20_body">
      <style:paragraph-properties fo:break-before="page"/>
      <style:text-properties officeooo:rsid="00429f98" officeooo:paragraph-rsid="00429f98"/>
    </style:style>
    <style:style style:name="P40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54200"/>
    </style:style>
    <style:style style:name="T2" style:family="text">
      <style:text-properties officeooo:rsid="001e4a75"/>
    </style:style>
    <style:style style:name="T3" style:family="text">
      <style:text-properties officeooo:rsid="002382a2"/>
    </style:style>
    <style:style style:name="T4" style:family="text">
      <style:text-properties officeooo:rsid="0023e02e"/>
    </style:style>
    <style:style style:name="T5" style:family="text">
      <style:text-properties style:font-name="DejaVu Serif1"/>
    </style:style>
    <style:style style:name="T6" style:family="text">
      <style:text-properties style:font-name="DejaVu Serif" officeooo:rsid="0036d3e1"/>
    </style:style>
    <style:style style:name="T7" style:family="text">
      <style:text-properties style:font-name="DejaVu Serif" officeooo:rsid="00403ae0"/>
    </style:style>
    <style:style style:name="T8" style:family="text">
      <style:text-properties style:font-name="DejaVu Serif" officeooo:rsid="003f894f"/>
    </style:style>
    <style:style style:name="T9" style:family="text">
      <style:text-properties officeooo:rsid="00249154"/>
    </style:style>
    <style:style style:name="T10" style:family="text">
      <style:text-properties fo:font-variant="normal" fo:text-transform="none" fo:color="#000000" fo:font-size="10.8000001907349pt" fo:letter-spacing="normal" fo:font-style="normal" fo:font-weight="normal"/>
    </style:style>
    <style:style style:name="T11" style:family="text">
      <style:text-properties fo:font-variant="normal" fo:text-transform="none" fo:color="#000000" fo:font-size="10.8000001907349pt" fo:letter-spacing="normal" fo:font-style="normal" fo:font-weight="normal" officeooo:rsid="00263efc"/>
    </style:style>
    <style:style style:name="T12" style:family="text">
      <style:text-properties fo:font-variant="normal" fo:text-transform="none" fo:color="#000000" style:font-name="DejaVu Serif" fo:font-size="10.8000001907349pt" fo:letter-spacing="normal" fo:font-style="normal" fo:font-weight="normal"/>
    </style:style>
    <style:style style:name="T13" style:family="text">
      <style:text-properties fo:font-variant="normal" fo:text-transform="none" fo:color="#000000" style:font-name="DejaVu Serif" fo:font-size="10.8000001907349pt" fo:letter-spacing="normal" fo:font-style="normal" fo:font-weight="normal" officeooo:rsid="00263efc"/>
    </style:style>
    <style:style style:name="T14" style:family="text">
      <style:text-properties fo:font-variant="normal" fo:text-transform="none" fo:color="#000000" style:font-name="DejaVu Serif" fo:font-size="10.8000001907349pt" fo:letter-spacing="normal" fo:font-style="normal" fo:font-weight="normal" officeooo:rsid="00263efc" style:font-style-asian="normal" style:font-style-complex="normal"/>
    </style:style>
    <style:style style:name="T15" style:family="text">
      <style:text-properties fo:color="#000000" style:font-name="DejaVu Serif" fo:font-size="10.8000001907349pt" fo:letter-spacing="normal" fo:font-style="normal" fo:font-weight="normal" style:font-style-asian="normal" style:font-style-complex="normal"/>
    </style:style>
    <style:style style:name="T16" style:family="text">
      <style:text-properties officeooo:rsid="00263efc"/>
    </style:style>
    <style:style style:name="T17" style:family="text">
      <style:text-properties officeooo:rsid="00278abb"/>
    </style:style>
    <style:style style:name="T18" style:family="text">
      <style:text-properties officeooo:rsid="002c97d5"/>
    </style:style>
    <style:style style:name="T19" style:family="text">
      <style:text-properties officeooo:rsid="002ce06d"/>
    </style:style>
    <style:style style:name="T20" style:family="text">
      <style:text-properties officeooo:rsid="002f3586"/>
    </style:style>
    <style:style style:name="T21" style:family="text">
      <style:text-properties officeooo:rsid="00307bde"/>
    </style:style>
    <style:style style:name="T22" style:family="text">
      <style:text-properties officeooo:rsid="0031bb4b"/>
    </style:style>
    <style:style style:name="T23" style:family="text">
      <style:text-properties officeooo:rsid="0039963f"/>
    </style:style>
    <style:style style:name="T24" style:family="text">
      <style:text-properties officeooo:rsid="003a6116"/>
    </style:style>
    <style:style style:name="T25" style:family="text">
      <style:text-properties officeooo:rsid="003b4ff2"/>
    </style:style>
    <style:style style:name="T26" style:family="text">
      <style:text-properties officeooo:rsid="003c75af"/>
    </style:style>
    <style:style style:name="T27" style:family="text">
      <style:text-properties officeooo:rsid="00457d9c"/>
    </style:style>
    <style:style style:name="T28" style:family="text">
      <style:text-properties officeooo:rsid="00465594"/>
    </style:style>
    <style:style style:name="T29" style:family="text">
      <style:text-properties officeooo:rsid="0049a4de"/>
    </style:style>
    <style:style style:name="T30" style:family="text">
      <style:text-properties officeooo:rsid="004cb83a"/>
    </style:style>
    <style:style style:name="T31" style:family="text">
      <style:text-properties officeooo:rsid="004e0081"/>
    </style:style>
    <style:style style:name="T32" style:family="text">
      <style:text-properties officeooo:rsid="004ff728"/>
    </style:style>
    <style:style style:name="T33" style:family="text">
      <style:text-properties officeooo:rsid="0052141b"/>
    </style:style>
    <style:style style:name="T34" style:family="text">
      <style:text-properties officeooo:rsid="0052c13d"/>
    </style:style>
    <style:style style:name="T35" style:family="text">
      <style:text-properties officeooo:rsid="005a0d11"/>
    </style:style>
    <style:style style:name="T36" style:family="text">
      <style:text-properties officeooo:rsid="005b14a6"/>
    </style:style>
    <style:style style:name="T37" style:family="text">
      <style:text-properties officeooo:rsid="005d0d6b"/>
    </style:style>
    <style:style style:name="T38" style:family="text">
      <style:text-properties officeooo:rsid="005f421d"/>
    </style:style>
    <style:style style:name="T39" style:family="text">
      <style:text-properties officeooo:rsid="0061ba24"/>
    </style:style>
    <style:style style:name="T40" style:family="text">
      <style:text-properties officeooo:rsid="006347be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1" style:font-size-asian="10.5pt" style:language-asian="zh" style:country-asian="CN" style:font-style-asian="normal" style:font-weight-asian="normal" style:font-name-complex="DejaVu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le_id"/>
      </text:sequence-decls>
      <text:p text:style-name="P1">Техническое задание на стратосферную исследовательскую систему</text:p>
      <text:p text:style-name="P1"/>
      <text:p text:style-name="P1"/>
      <text:h text:style-name="P7" text:outline-level="1"/>
      <text:list xml:id="list649524359" text:style-name="GOST_20_TR_20_main_20_body">
        <text:list-item>
          <text:h text:style-name="P35" text:outline-level="1"><text:span text:style-name="T1">Н</text:span>аименование, шифр ОКР, основание, исполнитель и сроки выполнения ОКР</text:h>
          <text:list>
            <text:list-item>
              <text:p text:style-name="P9">Разрабатываемая статосферная исследовательская система именуется "ШМЕЛЬ".</text:p>
            </text:list-item>
            <text:list-item>
              <text:p text:style-name="P9">Шиф<text:span text:style-name="T27">р</text:span> ОКР: "СЗ-1".</text:p>
            </text:list-item>
            <text:list-item>
              <text:p text:style-name="P9">Основания для проведения ОКР</text:p>
            </text:list-item>
          </text:list>
        </text:list-item>
      </text:list>
      <text:list xml:id="list1862900769" text:style-name="GOST_20_TR_20_bullets">
        <text:list-item>
          <text:list>
            <text:list-item>
              <text:list>
                <text:list-item>
                  <text:p text:style-name="P8">положения конкурса "Воздушно-инженерная школа CanSat в России.</text:p>
                </text:list-item>
                <text:list-item>
                  <text:p text:style-name="P8">решение участников команды "Спутникостроительный завод имени композитора Юрия Шостаковича" об участии в конкурсе.</text:p>
                </text:list-item>
              </text:list>
            </text:list-item>
          </text:list>
        </text:list-item>
      </text:list>
      <text:list xml:id="list140424851805903" text:continue-list="list649524359" text:style-name="GOST_20_TR_20_main_20_body">
        <text:list-item>
          <text:list>
            <text:list-item>
              <text:p text:style-name="P9">Исполнитель - команда участников "Спутникостроительный завод имени композитора Юрия Шостаковича".</text:p>
            </text:list-item>
            <text:list-item>
              <text:p text:style-name="P9">Сроки выполнения ОКР распределены на несколько этапов согласно таблице <text:sequence-ref text:reference-format="value" text:ref-name="reftable_id0">1</text:sequence-ref>.</text:p>
            </text:list-item>
          </text:list>
        </text:list-item>
      </text:list>
      <text:p text:style-name="GOST_20_Main_20_Body">Таблица <text:sequence text:ref-name="reftable_id0" text:name="table_id" text:formula="ooow:table_id+1" style:num-format="1">1</text:sequence><text:span text:style-name="T1">. Этапы проведения ОКР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">№</text:p>
          </table:table-cell>
          <table:table-cell table:style-name="Таблица1.A1" office:value-type="string">
            <text:p text:style-name="P3">Наименования этапа</text:p>
          </table:table-cell>
          <table:table-cell table:style-name="Таблица1.C1" office:value-type="string">
            <text:p text:style-name="P3">Срок окончания</text:p>
          </table:table-cell>
        </table:table-row>
        <table:table-row>
          <table:table-cell table:style-name="Таблица1.A2" office:value-type="string">
            <text:p text:style-name="P3">1</text:p>
          </table:table-cell>
          <table:table-cell table:style-name="Таблица1.A2" office:value-type="string">
            <text:p text:style-name="P3">Разработка эскизного проекта</text:p>
          </table:table-cell>
          <table:table-cell table:style-name="Таблица1.C2" office:value-type="string">
            <text:p text:style-name="P3">Январь 2019</text:p>
          </table:table-cell>
        </table:table-row>
        <table:table-row>
          <table:table-cell table:style-name="Таблица1.A2" office:value-type="string">
            <text:p text:style-name="P3">2</text:p>
          </table:table-cell>
          <table:table-cell table:style-name="Таблица1.A2" office:value-type="string">
            <text:p text:style-name="P3">Разработка рабочего проекта</text:p>
          </table:table-cell>
          <table:table-cell table:style-name="Таблица1.C2" office:value-type="string">
            <text:p text:style-name="P3">Март 2019</text:p>
          </table:table-cell>
        </table:table-row>
        <table:table-row>
          <table:table-cell table:style-name="Таблица1.A2" office:value-type="string">
            <text:p text:style-name="P3">3</text:p>
          </table:table-cell>
          <table:table-cell table:style-name="Таблица1.A2" office:value-type="string">
            <text:p text:style-name="P3">Изготовление и проведение контрольных испытаний всех элементов разрабатываемой системы</text:p>
          </table:table-cell>
          <table:table-cell table:style-name="Таблица1.C2" office:value-type="string">
            <text:p text:style-name="P3">Июнь 2019</text:p>
          </table:table-cell>
        </table:table-row>
      </table:table>
      <text:p text:style-name="P2"/>
      <text:list xml:id="list140424312258519" text:continue-numbering="true" text:style-name="GOST_20_TR_20_main_20_body">
        <text:list-item>
          <text:h text:style-name="P34" text:outline-level="1">Цель выполнения ОКР, наименование и индекс изделия</text:h>
          <text:list>
            <text:list-item>
              <text:p text:style-name="P9">Целью опытно-конструкторской работы (ОКР) является разработка стратосферной исследовательской системы, предназначенной для выполнения исследовательских задач согласно регламенту конкурса "Воздушно-инженерная школа CanSat в России".</text:p>
            </text:list-item>
            <text:list-item>
              <text:p text:style-name="P9">Наименование изделия: Статосферная исследовательская систма "Шмель". Далее "Шмель"<text:span text:style-name="T3"> или</text:span> исследовательская система.</text:p>
            </text:list-item>
            <text:list-item>
              <text:p text:style-name="P9">Индекс изделия: 1.</text:p>
            </text:list-item>
          </text:list>
        </text:list-item>
        <text:list-item>
          <text:h text:style-name="P35" text:outline-level="1"><text:span text:style-name="T39">Технические</text:span> требования<text:span text:style-name="T40"> к изделию.</text:span></text:h>
          <text:list>
            <text:list-item>
              <text:h text:style-name="P36" text:outline-level="2">Состав изделия<text:span text:style-name="T2">:</text:span></text:h>
            </text:list-item>
          </text:list>
        </text:list-item>
      </text:list>
      <text:list xml:id="list140425417694447" text:continue-list="list1862900769" text:style-name="GOST_20_TR_20_bullets">
        <text:list-item>
          <text:list>
            <text:list-item>
              <text:list>
                <text:list-item>
                  <text:p text:style-name="P8">стратосферный зонд, запускаемый на стратостате;</text:p>
                </text:list-item>
                <text:list-item>
                  <text:p text:style-name="P8">наземный измерительный пункт (НИП), осущетсвляющий приём и обработку данных, поступающих от стратостата;</text:p>
                </text:list-item>
                <text:list-item>
                  <text:p text:style-name="P8">сервер в сети Интернет, служащий координатором системы.</text:p>
                </text:list-item>
              </text:list>
            </text:list-item>
          </text:list>
        </text:list-item>
      </text:list>
      <text:p text:style-name="GOST_20_Main_20_Body">Допускается окончательно определять состав изделия при выполнении этапа разработки ЭП (ТП) проекта<text:span text:style-name="T17">.</text:span></text:p>
      <text:list xml:id="list140423621438484" text:continue-list="list140424312258519" text:style-name="GOST_20_TR_20_main_20_body">
        <text:list-item>
          <text:list>
            <text:list-item>
              <text:h text:style-name="P36" text:outline-level="2">Требования назначения:</text:h>
              <text:list>
                <text:list-item>
                  <text:p text:style-name="P9"><text:span text:style-name="T4">Разрабатываемая система предназначена для решения следующих задач</text:span>:</text:p>
                </text:list-item>
              </text:list>
            </text:list-item>
          </text:list>
        </text:list-item>
      </text:list>
      <text:list xml:id="list140425190761101" text:continue-list="list140425417694447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8">измерение распределения температуры и давления во время подъема и спуска<text:span text:style-name="T9">;</text:span></text:p>
                    </text:list-item>
                    <text:list-item>
                      <text:p text:style-name="P8"><text:span text:style-name="T10">измерение трёх компонент ускорения во время полёта</text:span>;</text:p>
                    </text:list-item>
                    <text:list-item>
                      <text:p text:style-name="P8"><text:span text:style-name="T12">фотография Земли в период времени</text:span><text:span text:style-name="T13"> </text:span><text:span text:style-name="Emphasis"><text:span text:style-name="T15">от 0 до 10 секунд</text:span></text:span><text:span text:style-name="Emphasis"><text:span text:style-name="T14"> </text:span></text:span><text:span text:style-name="T12">после начала падения аппарата</text:span><text:span text:style-name="T13">;</text:span></text:p>
                    </text:list-item>
                    <text:list-item>
                      <text:p text:style-name="P8">фиксация точки разрушения шара-зонда (координаты, высота, время);</text:p>
                    </text:list-item>
                    <text:list-item>
                      <text:p text:style-name="P8">фотофиксация неба в момент приземления<text:span text:style-name="T16">;</text:span></text:p>
                    </text:list-item>
                    <text:list-item>
                      <text:p text:style-name="P8">передача <text:span text:style-name="T18">зондом </text:span>телеметрической информации с использованием прямого радиоканала на наземный измерительный пункт (НИП);</text:p>
                    </text:list-item>
                    <text:list-item>
                      <text:p text:style-name="P8">передача телеметрической информации зондом и приём входящих команд посредством глобальной спутниковой системы<text:span text:style-name="T19"> связи</text:span> iridium;</text:p>
                    </text:list-item>
                    <text:list-item>
                      <text:p text:style-name="P8">анализ телеметрии аппарата на приемном пункте во время полета<text:span text:style-name="T16">;</text:span></text:p>
                    </text:list-item>
                    <text:list-item>
                      <text:p text:style-name="P8">построение траектории полета аппарата по показаниям акселерометра (после приземления)<text:span text:style-name="T16">;</text:span></text:p>
                    </text:list-item>
                    <text:list-item>
                      <text:p text:style-name="P8">получение спектра поглощения атмосферы;</text:p>
                    </text:list-item>
                    <text:list-item>
                      <text:p text:style-name="P8">определение ориентации аппарата при помощи солнечного датчика.</text:p>
                    </text:list-item>
                  </text:list>
                </text:list-item>
              </text:list>
            </text:list-item>
          </text:list>
        </text:list-item>
      </text:list>
      <text:list xml:id="list140425345729317" text:continue-list="list140423621438484" text:style-name="GOST_20_TR_20_main_20_body">
        <text:list-item>
          <text:list>
            <text:list-item>
              <text:h text:style-name="GOST_20_TR_20_Heading_20_2" text:outline-level="2"><text:soft-page-break/>Требования радиоэлектронной защиты:</text:h>
              <text:list>
                <text:list-item>
                  <text:p text:style-name="P9">Должна быть обеспечена совместимость радиоэлектонных средств, используемых в системе.</text:p>
                </text:list-item>
              </text:list>
            </text:list-item>
            <text:list-item>
              <text:h text:style-name="P36" text:outline-level="2">Требования живучести и стойкости к внешним воздействующим факторам<text:span text:style-name="T20">.</text:span></text:h>
              <text:list>
                <text:list-item>
                  <text:p text:style-name="P9">Требования к имитозащищенности</text:p>
                  <text:list>
                    <text:list-item>
                      <text:p text:style-name="P30">Система должна удовлетворять следующим требованиям к имитозащищенности:</text:p>
                    </text:list-item>
                  </text:list>
                </text:list-item>
              </text:list>
            </text:list-item>
          </text:list>
        </text:list-item>
      </text:list>
      <text:list xml:id="list140423634783888" text:continue-list="list140425190761101" text:style-name="GOST_20_TR_20_bullets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должна быть предусмотена защита от несанкционированных команд, передаваемых на зонд при помощи системы iridium;</text:p>
                        </text:list-item>
                        <text:list-item>
                          <text:p text:style-name="P8">должна быть предусмотрена защита от различного рода помех при помощи таких механизмов, как контрольные суммы или помехозащищенное кодирование<text:span text:style-name="T20">;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40425507940760" text:continue-list="list140425345729317" text:style-name="GOST_20_TR_20_main_20_body">
        <text:list-item>
          <text:list>
            <text:list-item>
              <text:list>
                <text:list-item>
                  <text:p text:style-name="P9">Требования к устойчивости к климатическим воздействиям<text:span text:style-name="T35">.</text:span></text:p>
                  <text:list>
                    <text:list-item>
                      <text:p text:style-name="P28">К зонду в составе системы предоставляются следующие требования</text:p>
                    </text:list-item>
                  </text:list>
                </text:list-item>
              </text:list>
            </text:list-item>
          </text:list>
        </text:list-item>
      </text:list>
      <text:list xml:id="list140425203618851" text:continue-list="list140423634783888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8">зонд должен выдерживать температуру внешней окружающей среды в диапазоне от -30 до +60 <text:span text:style-name="T5">°</text:span>C;</text:p>
                    </text:list-item>
                    <text:list-item>
                      <text:p text:style-name="P8">зонд должен выдерживать атмосферное давление в диапазоне от 1 кПа до 105 кПа<text:span text:style-name="T21">;</text:span></text:p>
                    </text:list-item>
                    <text:list-item>
                      <text:p text:style-name="P8">зонд должен выдерживать подьем на высоту до 30 км относительно опорного эллипсоида WGS84 со скоростью от 4 до 7 м/с;</text:p>
                    </text:list-item>
                    <text:list-item>
                      <text:p text:style-name="P8">зонд должен выдержать посадку при скорости 5-8 м/c;</text:p>
                    </text:list-item>
                    <text:list-item>
                      <text:p text:style-name="P8">зонд должен иметь положительную плавучесть;</text:p>
                    </text:list-item>
                  </text:list>
                </text:list-item>
              </text:list>
            </text:list-item>
          </text:list>
        </text:list-item>
      </text:list>
      <text:list xml:id="list140425294710998" text:continue-list="list140425507940760" text:style-name="GOST_20_TR_20_main_20_body">
        <text:list-item>
          <text:list>
            <text:list-item>
              <text:list>
                <text:list-item>
                  <text:p text:style-name="P11"><text:span text:style-name="T35">К наземному измеретильному пункту предоставляются следующие требования:</text:span></text:p>
                </text:list-item>
              </text:list>
            </text:list-item>
          </text:list>
        </text:list-item>
      </text:list>
      <text:list xml:id="list140425132561095" text:continue-list="list140425203618851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27">НИП должен функционировать в диапазоне температур от 0 °C до 85 °C при нормальном атмосферном давлении</text:p>
                    </text:list-item>
                  </text:list>
                </text:list-item>
              </text:list>
            </text:list-item>
          </text:list>
        </text:list-item>
      </text:list>
      <text:list xml:id="list140425142605306" text:continue-list="list140425294710998" text:style-name="GOST_20_TR_20_main_20_body">
        <text:list-item>
          <text:list>
            <text:list-item>
              <text:list>
                <text:list-item>
                  <text:p text:style-name="P11"><text:span text:style-name="T35">Требования надежности</text:span></text:p>
                  <text:list>
                    <text:list-item>
                      <text:p text:style-name="P28">Требования надежности не предоставляются.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list xml:id="list140423674319284" text:continue-numbering="true" text:style-name="GOST_20_TR_20_main_20_body">
        <text:list-item>
          <text:list>
            <text:list-item>
              <text:h text:style-name="P38" text:outline-level="2">Требования эргономики, обитаемости и технической эстетики<text:span text:style-name="T36">.</text:span></text:h>
              <text:list>
                <text:list-item>
                  <text:p text:style-name="P30">Зонд должен быть выглядеть приятно и раскрашен в цветовую схему насекомого "Шмель". Доспускается отклонение от этого требования, если его выполнение не позволит выдержать требуемые характеристики изделия<text:span text:style-name="T37">.</text:span></text:p>
                </text:list-item>
              </text:list>
            </text:list-item>
            <text:list-item>
              <text:h text:style-name="P36" text:outline-level="2">Требования к эксплуатации, хранению, удобству технического обслуживания и ремонта<text:span text:style-name="T22">.</text:span></text:h>
              <text:list>
                <text:list-item>
                  <text:p text:style-name="P31">К системе предотавляются следующие эксплуатационные требования:</text:p>
                </text:list-item>
              </text:list>
            </text:list-item>
          </text:list>
        </text:list-item>
      </text:list>
      <text:list xml:id="list140424045067287" text:continue-list="list140425132561095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8">система должна приводиться в готовность не дольше 1 часа;</text:p>
                    </text:list-item>
                    <text:list-item>
                      <text:p text:style-name="P8"><text:span text:style-name="T23">элементы системы</text:span> долж<text:span text:style-name="T23">ны </text:span>быть разборным<text:span text:style-name="T23">и</text:span> и предусматривать возможность многократной неразрушающей разборки и последующей сборки<text:span text:style-name="T23"> в целях проведения локальных ремонтных работ</text:span><text:span text:style-name="T6">;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0424889523262" text:continue-list="list140423674319284" text:style-name="GOST_20_TR_20_main_20_body">
        <text:list-item>
          <text:list>
            <text:list-item>
              <text:h text:style-name="GOST_20_TR_20_Heading_20_2" text:outline-level="2">Требовани<text:span text:style-name="T24">я</text:span> к транспортабельности<text:span text:style-name="T25">.</text:span></text:h>
              <text:list>
                <text:list-item>
                  <text:p text:style-name="P12"><text:span text:style-name="T38">К составным частям системы предоставляются следующие требования:</text:span></text:p>
                </text:list-item>
              </text:list>
            </text:list-item>
          </text:list>
        </text:list-item>
      </text:list>
      <text:list xml:id="list140423960556870" text:continue-list="list140424045067287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8">элементы системы должны быть транспортабельны при помощи рюкзак<text:span text:style-name="T26">а объемом не менее 20 литров без потери функциональности.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0425500225314" text:continue-list="list140424889523262" text:style-name="GOST_20_TR_20_main_20_body">
        <text:list-item>
          <text:list>
            <text:list-item>
              <text:h text:style-name="P36" text:outline-level="2">Требования безопасности.</text:h>
              <text:list>
                <text:list-item>
                  <text:p text:style-name="P32">К системе предоставляются следующие требования безопасности:</text:p>
                </text:list-item>
              </text:list>
            </text:list-item>
          </text:list>
        </text:list-item>
      </text:list>
      <text:list xml:id="list140424138879599" text:continue-list="list140423960556870" text:style-name="GOST_20_TR_20_bullets">
        <text:list-item>
          <text:list>
            <text:list-item>
              <text:list>
                <text:list-item>
                  <text:list>
                    <text:list-item>
                      <text:p text:style-name="P8"><text:span text:style-name="T8">элементы системы не должны предоставлять </text:span><text:span text:style-name="T7">опасности для персонала и населения путём <text:s/>воздействия электрического напряжения, движущихся частей, теплового (светового) воздействия, высокочастотных, радиационных, электромагнитных полей, ядовитых паров и газов, вибраций, акустических шумов и др.;</text:span></text:p>
                    </text:list-item>
                    <text:list-item>
                      <text:p text:style-name="P8">элементы питания системы должны быть снабжены соответсвующими устройствами защиты от коротких замыканий и последующего возгорания;</text:p>
                    </text:list-item>
                    <text:list-item>
                      <text:p text:style-name="P8"><text:soft-page-break/>конструкция элементов системы должна исключать самопроизвольное включение и выключение;</text:p>
                    </text:list-item>
                  </text:list>
                </text:list-item>
              </text:list>
            </text:list-item>
          </text:list>
        </text:list-item>
      </text:list>
      <text:list xml:id="list140424186445224" text:continue-list="list140425500225314" text:style-name="GOST_20_TR_20_main_20_body">
        <text:list-item>
          <text:list>
            <text:list-item>
              <text:h text:style-name="P37" text:outline-level="2">Требования к стандартизации</text:h>
              <text:list>
                <text:list-item>
                  <text:p text:style-name="P13">Наземный измерительный пункт должен обеспечивать приём телеметрии с других зондов, использующих аналогичную радиоаппаратуру.</text:p>
                </text:list-item>
              </text:list>
            </text:list-item>
          </text:list>
        </text:list-item>
      </text:list>
      <text:p text:style-name="P14"/>
      <text:list xml:id="list140423967190872" text:continue-numbering="true" text:style-name="GOST_20_TR_20_main_20_body">
        <text:list-item>
          <text:list>
            <text:list-item>
              <text:h text:style-name="P38" text:outline-level="2">Требования технологичности</text:h>
              <text:list>
                <text:list-item>
                  <text:p text:style-name="P10">Требования технологичности к разрабатываемой системе не предоставляются<text:span text:style-name="T31">.</text:span></text:p>
                </text:list-item>
              </text:list>
            </text:list-item>
            <text:list-item>
              <text:h text:style-name="P39" text:outline-level="2">Конструктивные требования</text:h>
              <text:list>
                <text:list-item>
                  <text:p text:style-name="P9">габариты аппарата: не более 300x300x300 мм с учетом системы крепления троса<text:span text:style-name="T28">;</text:span></text:p>
                </text:list-item>
                <text:list-item>
                  <text:p text:style-name="P9">масса аппарата 750 – 1000 грамм<text:span text:style-name="T28">;</text:span></text:p>
                </text:list-item>
                <text:list-item>
                  <text:p text:style-name="P9">аппараты закрепляются последовательно, создавая единую цепочку от шара-зонда, для этого у каждого аппарата должно быть крепление для фала (проушины) вверху и внизу аппарата;</text:p>
                </text:list-item>
                <text:list-item>
                  <text:p text:style-name="P9">крепление должно выдерживать на разрыв не менее 80кг, длина фала между аппаратами – 5 м, диаметр отверстия для фала – не менее 10мм;</text:p>
                </text:list-item>
                <text:list-item>
                  <text:p text:style-name="P9"><text:s/>требования к вибронагрузкам не предъявляются<text:span text:style-name="T29">;</text:span></text:p>
                </text:list-item>
                <text:list-item>
                  <text:p text:style-name="P15">конструкция должна предусматривать наличие клапана, совместимого с ГОСТ 8107-75 для подключения насоса для проведения проверок на герметичность корпуса;</text:p>
                </text:list-item>
              </text:list>
            </text:list-item>
          </text:list>
        </text:list-item>
      </text:list>
      <text:h text:style-name="P33" text:outline-level="1"/>
      <text:list xml:id="list140424394360989" text:continue-numbering="true" text:style-name="GOST_20_TR_20_main_20_body">
        <text:list-item>
          <text:h text:style-name="P35" text:outline-level="1">Технико-экономические требования</text:h>
          <text:list>
            <text:list-item>
              <text:p text:style-name="P16">Совокупная стоймость компонентов разрабатываемой системы не должна превышать 520 долларов США.</text:p>
            </text:list-item>
          </text:list>
        </text:list-item>
      </text:list>
      <text:p text:style-name="P18"/>
      <text:list xml:id="list140423734821424" text:continue-numbering="true" text:style-name="GOST_20_TR_20_main_20_body">
        <text:list-item>
          <text:h text:style-name="P35" text:outline-level="1">Требования к катологизации<text:span text:style-name="T30">.</text:span></text:h>
          <text:list>
            <text:list-item>
              <text:p text:style-name="P17">Требования к каталогизации не предоставляются.</text:p>
            </text:list-item>
          </text:list>
        </text:list-item>
      </text:list>
      <text:h text:style-name="P33" text:outline-level="1"/>
      <text:list xml:id="list140423844286346" text:continue-numbering="true" text:style-name="GOST_20_TR_20_main_20_body">
        <text:list-item>
          <text:h text:style-name="P35" text:outline-level="1">Требования к обеспечению.</text:h>
          <text:list>
            <text:list-item>
              <text:p text:style-name="P19">Требования к нормативно-техническому обеспечению</text:p>
            </text:list-item>
            <text:list-item>
              <text:p text:style-name="P19">Требования к метрологическому обеспечению.</text:p>
            </text:list-item>
            <text:list-item>
              <text:p text:style-name="P19">Требования к диагностическому обеспечению.</text:p>
            </text:list-item>
          </text:list>
        </text:list-item>
      </text:list>
      <text:p text:style-name="P20"/>
      <text:list xml:id="list140424021818671" text:continue-numbering="true" text:style-name="GOST_20_TR_20_main_20_body">
        <text:list-item>
          <text:h text:style-name="P35" text:outline-level="1">Требования к сырью, материалам и КИМ<text:span text:style-name="T32">П</text:span></text:h>
          <text:list>
            <text:list-item>
              <text:p text:style-name="P21">Требования не предъявляются</text:p>
            </text:list-item>
          </text:list>
        </text:list-item>
      </text:list>
      <text:p text:style-name="P22"/>
      <text:list xml:id="list140423778684513" text:continue-numbering="true" text:style-name="GOST_20_TR_20_main_20_body">
        <text:list-item>
          <text:h text:style-name="P34" text:outline-level="1">Требования к консервации<text:span text:style-name="T33">,</text:span> упаковке и маркеровке</text:h>
          <text:list>
            <text:list-item>
              <text:p text:style-name="P23">Для элементов системы должна быть разработана упаковка, позволяющая осуществлять транспортировку и хранение с учетом предоставляемых к транспортировке требований.</text:p>
            </text:list-item>
            <text:list-item>
              <text:p text:style-name="P23">На корпусе зонда должна быть размещена табличка с координатами официальной представителя команды "Завод имени композитора Юрия Шостаковича", с наименованием аппарата и кратким описанием в целях оповещения нашешего аппарат.</text:p>
            </text:list-item>
          </text:list>
        </text:list-item>
      </text:list>
      <text:h text:style-name="P33" text:outline-level="1"/>
      <text:list xml:id="list140425505390568" text:continue-numbering="true" text:style-name="GOST_20_TR_20_main_20_body">
        <text:list-item>
          <text:h text:style-name="P35" text:outline-level="1">Требования к учебно-<text:span text:style-name="T34">тренировочным</text:span> средствам.</text:h>
          <text:list>
            <text:list-item>
              <text:p text:style-name="P25">Требования к учебно-тренировочным средствам не предоставляются.</text:p>
            </text:list-item>
          </text:list>
        </text:list-item>
      </text:list>
      <text:h text:style-name="P33" text:outline-level="1"/>
      <text:list xml:id="list140424967939796" text:continue-numbering="true" text:style-name="GOST_20_TR_20_main_20_body">
        <text:list-item>
          <text:h text:style-name="P35" text:outline-level="1">Специальные требования.</text:h>
          <text:list>
            <text:list-item>
              <text:p text:style-name="P24">Специальные требования не предоставляются.</text:p>
            </text:list-item>
          </text:list>
        </text:list-item>
      </text:list>
      <text:h text:style-name="P33" text:outline-level="1"/>
      <text:list xml:id="list140424639435199" text:continue-numbering="true" text:style-name="GOST_20_TR_20_main_20_body">
        <text:list-item>
          <text:h text:style-name="P35" text:outline-level="1">Этапы выполнения ОКР</text:h>
          <text:list>
            <text:list-item>
              <text:p text:style-name="P26"><office:annotation office:name="__Annotation__327_1841764515"><dc:creator>Василий </dc:creator><dc:date>2018-12-11T12:11:32.490534642</dc:date><loext:sender-initials>В</loext:sender-initials><text:p text:style-name="P40"><text:span text:style-name="T41">Да, надо вписать</text:span></text:p></office:annotation>Какие-то надо вписать<office:annotation-end office:name="__Annotation__327_1841764515"/>.</text:p>
            </text:list-item>
          </text:list>
        </text:list-item>
      </text:list>
      <text:h text:style-name="P33" text:outline-level="1"/>
      <text:list xml:id="list140423881039126" text:continue-numbering="true" text:style-name="GOST_20_TR_20_main_20_body">
        <text:list-item>
          <text:h text:style-name="P35" text:outline-level="1">Порядок выполнения этапов и приёмки ОКР.</text:h>
          <text:list>
            <text:list-item>
              <text:p text:style-name="P26"><office:annotation office:name="__Annotation__328_1841764515"><dc:creator>Василий </dc:creator><dc:date>2018-12-11T12:11:42.719609383</dc:date><loext:sender-initials>В</loext:sender-initials><text:p text:style-name="P40"><text:span text:style-name="T41">Тут надо вписать тоже</text:span></text:p></office:annotation>Нужно вписать просто все про чемпионат.<office:annotation-end office:name="__Annotation__328_1841764515"/></text:p>
            </text:list-item>
            <text:list-item>
              <text:p text:style-name="P26"/>
            </text:list-item>
          </text:list>
        </text:list-item>
      </text:list>
      <text:p text:style-name="P6">Ссылочные документы</text:p>
      <text:p text:style-name="P4">ГОСТ Р 55996- 2014</text:p>
      <text:p text:style-name="P4"/>
      <text:p text:style-name="P5">Перечень сокращений:</text:p>
      <text:p text:style-name="P5">НИП - наземный измерительный пункт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Arial" svg:font-family="Arial, Helvetica, sans-serif"/>
    <style:font-face style:name="OpenSymbol" svg:font-family="OpenSymbol"/>
    <style:font-face style:name="Source Sans Pro" svg:font-family="'Source Sans Pro', 'helvetica neue', helvetica, arial, verdana"/>
    <style:font-face style:name="DejaVu Serif1" svg:font-family="'DejaVu Serif'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GOST_20_Main_20_Body" style:display-name="GOST Main Body" style:family="paragraph" style:parent-style-name="Text_20_body" style:master-page-name="">
      <style:paragraph-properties fo:text-align="justify" style:justify-single-word="false" style:page-number="auto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GOST_20_TR_20_Heading_20_1" style:display-name="GOST TR Heading 1" style:family="paragraph" style:parent-style-name="Heading" style:default-outline-level="1" style:list-style-name="GOST_20_TR_20_main_20_body"/>
    <style:style style:name="GOST_20_TR_20_Heading_20_2" style:display-name="GOST TR Heading 2" style:family="paragraph" style:parent-style-name="Heading" style:default-outline-level="2" style:list-style-name="GOST_20_TR_20_main_20_body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GOST_20_TR_20_main_20_body" style:display-name="GOST TR main body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GOST_20_TR_20_bullets" style:display-name="GOST TR bullets" text:consecutive-numbering="true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2"/>
      </text:list-level-style-bullet>
      <text:list-level-style-bullet text:level="2" text:style-name="Bullet_20_Symbols" text:bullet-char="-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Bullet_20_Symbols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Bullet_20_Symbols" text:bullet-char="-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2"/>
      </text:list-level-style-bullet>
      <text:list-level-style-bullet text:level="5" text:style-name="Bullet_20_Symbols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Bullet_20_Symbols" text:bullet-char="-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Bullet_20_Symbols" text:bullet-char="-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2"/>
      </text:list-level-style-bullet>
      <text:list-level-style-bullet text:level="8" text:style-name="Bullet_20_Symbols" text:bullet-char="-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Bullet_20_Symbols" text:bullet-char="-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bullet text:level="10" text:style-name="Bullet_20_Symbols" text:bullet-char="-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2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силий  </meta:initial-creator>
    <meta:creation-date>2018-11-18T16:32:26.807826699</meta:creation-date>
    <dc:date>2018-12-11T14:02:52.060053811</dc:date>
    <dc:creator>Василий </dc:creator>
    <meta:editing-duration>PT11H12M37S</meta:editing-duration>
    <meta:editing-cycles>72</meta:editing-cycles>
    <meta:generator>LibreOffice/6.0.7.3.0$Linux_X86_64 LibreOffice_project/00m0$Build-3</meta:generator>
    <meta:document-statistic meta:table-count="1" meta:image-count="0" meta:object-count="0" meta:page-count="19" meta:paragraph-count="114" meta:word-count="975" meta:character-count="7717" meta:non-whitespace-character-count="6815"/>
  </office:meta>
</office:document-meta>
</file>